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signed certificate / private key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01-26T12:56:29.909000000</dc:date>
    <meta:editing-duration>PT2M52S</meta:editing-duration>
    <meta:editing-cycles>1</meta:editing-cycles>
    <meta:document-statistic meta:table-count="0" meta:image-count="0" meta:object-count="0" meta:page-count="1" meta:paragraph-count="2" meta:word-count="18" meta:character-count="123" meta:non-whitespace-character-count="107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GAuLSaMbepF4IpF3mSll/LFAedKk6dljZeJnAXpC0w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4Oc0OxfrHjo+Z+yOz9MMb3rJGNv74PdKzG7jN/3Y/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dYt1DxAa+AmqHR75pqrXlyMU/qbn118PAD1nO0aqnXE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AcYMSLTHSQntNdLw7NHpTEkXuDkOaGbyncVXLEGo1v8=</DigestValue>
      </Reference>
    </SignedInfo>
    <SignatureValue>XWxLJ1pHcM8vghE2Jq1IZrTh7aKqPhLS2ddPqcRUEZOMZkqeGRzMqYW2o9XuHymD
LEI72bLcSigZ83B9C+h9he4raG68iOhqTrvNfvSx554vIxBnf7iQLguF3dUptr5z
uoACn5GwO6+pbxzGTT8NwxwHfii/lxkAECIjxUq1ERjXwBXQENujUMkDYD2Ld+KH
g3atFQ5QjHuBXwsiZRgHlhCDJWKVAy2jtTwoQlNT+4kF3v8QmlhEydYMmi4RV60k
Hnua8Sc6sgRUDnAdLkAjUlmnF4MG8LipJ7gpogfVbTmm/I0n7R0gJaqxn/A1Lhe9
9fL+GC2U3ZAP7DmBkzuhsA==</SignatureValue>
    <KeyInfo>
      <X509Data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  <X509Certificate>MIIFHDCCBASgAwIBAgIUVlDdm4Hzpce3Qnsr1LlR58RBxsYwDQYJKoZIhvcNAQEL
BQAwTDELMAkGA1UEBhMCQ0gxEDAOBgNVBAoTB1dJU2VLZXkxKzApBgNVBAMTIldJ
U2VLZXkgQ2VydGlmeUlEIFBlcnNvbmFsIEdCIENBIDQwHhcNMjEwMTI1MTYyNTAz
WhcNMjIwMTI2MTY0ODAwWjCBmDFCMEAGA1UECww5UGVyc29uJ3MgSWRlbnRpdHkg
bm90IFZlcmlmaWVkIC0gV0lTZUlEIEZyZWUgQ2VydGlmaWNhdGVzMSUwIwYDVQQD
DBx0cnVzdGVkLnBlcnNvbi5vZGZAZ21haWwuY29tMSswKQYJKoZIhvcNAQkBFhx0
cnVzdGVkLnBlcnNvbi5vZGZAZ21haWwuY29tMIIBIjANBgkqhkiG9w0BAQEFAAOC
AQ8AMIIBCgKCAQEAwnLVSp5uEONV734vhAo4lq+RA1c3TNkOqHArNcfArVHSacI1
xd7c0Zrq6eW9rpIV0pZ8iHIzNXZCKIK460zw88t0DIz+3khlHVsrL6xrlgLUJI1p
u6tid4mcTy38jxsHBIiZha4MyHaQ/19C2/9Izv6fnStEJbIgHAXlUj8BT/KkXpWk
QSDwImhCCQHO+QnlvS9vPcGkX3tjHcoCkV0H1dv7E+GhAxY/X9pJxjmDlu96rXZk
seUxXdaHvRJs9EIybneDb0FgyPZEDy/FmFnAyepbgTtaerLhLa2JiWytyHURVdv4
5hhSXd06DkuNqQbmj07qVaW/VuVMjI9sGxGvEw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cfsTRNVA24VvdOALX5sZy6OZY8IwHQYDVR0lBBYwFAYIKwYBBQUH
AwIGCCsGAQUFBwMEMA4GA1UdDwEB/wQEAwIFoDANBgkqhkiG9w0BAQsFAAOCAQEA
hmt6mBiCSiCQrErSdtonHHh5VMhtvCb4BKA/8R/keoI4LUK4ImU3AphhAwEbVegu
v8zLdStYr1GwRsmLK8fNQfXs0bHcblwvhVFcZ0X0iR7wfwkMRmxPlsnYChbIo097
6nghIjzrFkbwuuWLd9GRzGUaD9j9dq4yyjVZPCt90oQTqQkUSh/TXvLgAUHvcffL
EkYAh6G09CwgzPw11RYQ+nwpOpTcz8NpFwVnCyMpL+wUFnjY+x75k7UndRLoQw0I
o94tOzYNuPLwcUYk1hRUYjI4RYE7TLFqRxTKsCCP1PyhoqFh1ytEAZCY7nHhCLJ7
cBW3hKuJbwWoMs+l/7cKZA=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